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26/10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FIORELA CHILLON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INCUBADORA RODRIGUEZ SAC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TRU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24/10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CHILON CORREA, FIORELA CHRISTIE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200</text:p>
          </table:table-cell>
        </table:table-row>
        <table:table-row>
          <table:table-cell table:style-name="Tabla1.A2" office:value-type="float" office:value="0">
            <text:p text:style-name="P7">JABAS</text:p>
          </table:table-cell>
          <table:table-cell table:style-name="Tabla1.B2" office:value-type="string">
            <text:p text:style-name="P9">Cant.Cajas: <text:span text:style-name="T11">200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/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/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/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/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25T22:53:23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